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マスターサンプル・商品テーブル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ERT INTO @table (category, title, price) VALUES (@category, ‘@title’, @price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@table</text:p>
          </table:table-cell>
          <table:table-cell table:style-name="ce1" office:value-type="string" calcext:value-type="string" table:number-columns-spanned="2" table:number-rows-spanned="1">
            <text:p>items</text:p>
          </table:table-cell>
          <table:covered-table-cell/>
          <table:table-cell table:formula="of:=SUBSTITUTE([.$A$1];[.A2];[.B2])" office:value-type="string" office:string-value="INSERT INTO items (category, title, price) VALUES (@category, ‘@title’, @price);" calcext:value-type="string">
            <text:p>INSERT INTO items (category, title, price) VALUES (@category, ‘@title’, @price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category</text:p>
          </table:table-cell>
          <table:table-cell office:value-type="string" calcext:value-type="string">
            <text:p>@title</text:p>
          </table:table-cell>
          <table:table-cell office:value-type="string" calcext:value-type="string">
            <text:p>@pric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現代漫画論考</text:p>
          </table:table-cell>
          <table:table-cell office:value-type="float" office:value="100" calcext:value-type="float">
            <text:p>100</text:p>
          </table:table-cell>
          <table:table-cell table:formula="of:=SUBSTITUTE([.$D$2];[.$A$3];[.$A4])" office:value-type="string" office:string-value="INSERT INTO items (category, title, price) VALUES (1, ‘@title’, @price);" calcext:value-type="string">
            <text:p>INSERT INTO items (category, title, price) VALUES (1, ‘@title’, @price);</text:p>
          </table:table-cell>
          <table:table-cell table:formula="of:=SUBSTITUTE([.D4];[.B$3];[.B4])" office:value-type="string" office:string-value="INSERT INTO items (category, title, price) VALUES (1, ‘現代漫画論考’, @price);" calcext:value-type="string">
            <text:p>INSERT INTO items (category, title, price) VALUES (1, ‘現代漫画論考’, @price);</text:p>
          </table:table-cell>
          <table:table-cell table:formula="of:=SUBSTITUTE([.E4];[.C$3];[.C4])" office:value-type="string" office:string-value="INSERT INTO items (category, title, price) VALUES (1, ‘現代漫画論考’, 100);" calcext:value-type="string">
            <text:p>INSERT INTO items (category, title, price) VALUES (1, ‘現代漫画論考’, 100)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エンデとフーコーという怪物</text:p>
          </table:table-cell>
          <table:table-cell office:value-type="float" office:value="110" calcext:value-type="float">
            <text:p>110</text:p>
          </table:table-cell>
          <table:table-cell table:formula="of:=SUBSTITUTE([.$D$2];[.$A$3];[.$A5])" office:value-type="string" office:string-value="INSERT INTO items (category, title, price) VALUES (1, ‘@title’, @price);" calcext:value-type="string">
            <text:p>INSERT INTO items (category, title, price) VALUES (1, ‘@title’, @price);</text:p>
          </table:table-cell>
          <table:table-cell table:formula="of:=SUBSTITUTE([.D5];[.B$3];[.B5])" office:value-type="string" office:string-value="INSERT INTO items (category, title, price) VALUES (1, ‘エンデとフーコーという怪物’, @price);" calcext:value-type="string">
            <text:p>INSERT INTO items (category, title, price) VALUES (1, ‘エンデとフーコーという怪物’, @price);</text:p>
          </table:table-cell>
          <table:table-cell table:formula="of:=SUBSTITUTE([.E5];[.C$3];[.C5])" office:value-type="string" office:string-value="INSERT INTO items (category, title, price) VALUES (1, ‘エンデとフーコーという怪物’, 110);" calcext:value-type="string">
            <text:p>INSERT INTO items (category, title, price) VALUES (1, ‘エンデとフーコーという怪物’, 110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日本国憲法暴論</text:p>
          </table:table-cell>
          <table:table-cell office:value-type="float" office:value="200" calcext:value-type="float">
            <text:p>200</text:p>
          </table:table-cell>
          <table:table-cell table:formula="of:=SUBSTITUTE([.$D$2];[.$A$3];[.$A6])" office:value-type="string" office:string-value="INSERT INTO items (category, title, price) VALUES (2, ‘@title’, @price);" calcext:value-type="string">
            <text:p>INSERT INTO items (category, title, price) VALUES (2, ‘@title’, @price);</text:p>
          </table:table-cell>
          <table:table-cell table:formula="of:=SUBSTITUTE([.D6];[.B$3];[.B6])" office:value-type="string" office:string-value="INSERT INTO items (category, title, price) VALUES (2, ‘日本国憲法暴論’, @price);" calcext:value-type="string">
            <text:p>INSERT INTO items (category, title, price) VALUES (2, ‘日本国憲法暴論’, @price);</text:p>
          </table:table-cell>
          <table:table-cell table:formula="of:=SUBSTITUTE([.E6];[.C$3];[.C6])" office:value-type="string" office:string-value="INSERT INTO items (category, title, price) VALUES (2, ‘日本国憲法暴論’, 200);" calcext:value-type="string">
            <text:p>INSERT INTO items (category, title, price) VALUES (2, ‘日本国憲法暴論’, 200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教育原理概論</text:p>
          </table:table-cell>
          <table:table-cell office:value-type="float" office:value="210" calcext:value-type="float">
            <text:p>210</text:p>
          </table:table-cell>
          <table:table-cell table:formula="of:=SUBSTITUTE([.$D$2];[.$A$3];[.$A7])" office:value-type="string" office:string-value="INSERT INTO items (category, title, price) VALUES (2, ‘@title’, @price);" calcext:value-type="string">
            <text:p>INSERT INTO items (category, title, price) VALUES (2, ‘@title’, @price);</text:p>
          </table:table-cell>
          <table:table-cell table:formula="of:=SUBSTITUTE([.D7];[.B$3];[.B7])" office:value-type="string" office:string-value="INSERT INTO items (category, title, price) VALUES (2, ‘教育原理概論’, @price);" calcext:value-type="string">
            <text:p>INSERT INTO items (category, title, price) VALUES (2, ‘教育原理概論’, @price);</text:p>
          </table:table-cell>
          <table:table-cell table:formula="of:=SUBSTITUTE([.E7];[.C$3];[.C7])" office:value-type="string" office:string-value="INSERT INTO items (category, title, price) VALUES (2, ‘教育原理概論’, 210);" calcext:value-type="string">
            <text:p>INSERT INTO items (category, title, price) VALUES (2, ‘教育原理概論’, 210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民法の大逆襲</text:p>
          </table:table-cell>
          <table:table-cell office:value-type="float" office:value="300" calcext:value-type="float">
            <text:p>300</text:p>
          </table:table-cell>
          <table:table-cell table:formula="of:=SUBSTITUTE([.$D$2];[.$A$3];[.$A8])" office:value-type="string" office:string-value="INSERT INTO items (category, title, price) VALUES (3, ‘@title’, @price);" calcext:value-type="string">
            <text:p>INSERT INTO items (category, title, price) VALUES (3, ‘@title’, @price);</text:p>
          </table:table-cell>
          <table:table-cell table:formula="of:=SUBSTITUTE([.D8];[.B$3];[.B8])" office:value-type="string" office:string-value="INSERT INTO items (category, title, price) VALUES (3, ‘民法の大逆襲’, @price);" calcext:value-type="string">
            <text:p>INSERT INTO items (category, title, price) VALUES (3, ‘民法の大逆襲’, @price);</text:p>
          </table:table-cell>
          <table:table-cell table:formula="of:=SUBSTITUTE([.E8];[.C$3];[.C8])" office:value-type="string" office:string-value="INSERT INTO items (category, title, price) VALUES (3, ‘民法の大逆襲’, 300);" calcext:value-type="string">
            <text:p>INSERT INTO items (category, title, price) VALUES (3, ‘民法の大逆襲’, 300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裁判員制度の明日</text:p>
          </table:table-cell>
          <table:table-cell office:value-type="float" office:value="310" calcext:value-type="float">
            <text:p>310</text:p>
          </table:table-cell>
          <table:table-cell table:formula="of:=SUBSTITUTE([.$D$2];[.$A$3];[.$A9])" office:value-type="string" office:string-value="INSERT INTO items (category, title, price) VALUES (3, ‘@title’, @price);" calcext:value-type="string">
            <text:p>INSERT INTO items (category, title, price) VALUES (3, ‘@title’, @price);</text:p>
          </table:table-cell>
          <table:table-cell table:formula="of:=SUBSTITUTE([.D9];[.B$3];[.B9])" office:value-type="string" office:string-value="INSERT INTO items (category, title, price) VALUES (3, ‘裁判員制度の明日’, @price);" calcext:value-type="string">
            <text:p>INSERT INTO items (category, title, price) VALUES (3, ‘裁判員制度の明日’, @price);</text:p>
          </table:table-cell>
          <table:table-cell table:formula="of:=SUBSTITUTE([.E9];[.C$3];[.C9])" office:value-type="string" office:string-value="INSERT INTO items (category, title, price) VALUES (3, ‘裁判員制度の明日’, 310);" calcext:value-type="string">
            <text:p>INSERT INTO items (category, title, price) VALUES (3, ‘裁判員制度の明日’, 310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知的財産権とその仲間たち</text:p>
          </table:table-cell>
          <table:table-cell office:value-type="float" office:value="320" calcext:value-type="float">
            <text:p>320</text:p>
          </table:table-cell>
          <table:table-cell table:formula="of:=SUBSTITUTE([.$D$2];[.$A$3];[.$A10])" office:value-type="string" office:string-value="INSERT INTO items (category, title, price) VALUES (3, ‘@title’, @price);" calcext:value-type="string">
            <text:p>INSERT INTO items (category, title, price) VALUES (3, ‘@title’, @price);</text:p>
          </table:table-cell>
          <table:table-cell table:formula="of:=SUBSTITUTE([.D10];[.B$3];[.B10])" office:value-type="string" office:string-value="INSERT INTO items (category, title, price) VALUES (3, ‘知的財産権とその仲間たち’, @price);" calcext:value-type="string">
            <text:p>INSERT INTO items (category, title, price) VALUES (3, ‘知的財産権とその仲間たち’, @price);</text:p>
          </table:table-cell>
          <table:table-cell table:formula="of:=SUBSTITUTE([.E10];[.C$3];[.C10])" office:value-type="string" office:string-value="INSERT INTO items (category, title, price) VALUES (3, ‘知的財産権とその仲間たち’, 320);" calcext:value-type="string">
            <text:p>INSERT INTO items (category, title, price) VALUES (3, ‘知的財産権とその仲間たち’, 320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マックスウェバーが生きた時代</text:p>
          </table:table-cell>
          <table:table-cell office:value-type="float" office:value="400" calcext:value-type="float">
            <text:p>400</text:p>
          </table:table-cell>
          <table:table-cell table:formula="of:=SUBSTITUTE([.$D$2];[.$A$3];[.$A11])" office:value-type="string" office:string-value="INSERT INTO items (category, title, price) VALUES (4, ‘@title’, @price);" calcext:value-type="string">
            <text:p>INSERT INTO items (category, title, price) VALUES (4, ‘@title’, @price);</text:p>
          </table:table-cell>
          <table:table-cell table:formula="of:=SUBSTITUTE([.D11];[.B$3];[.B11])" office:value-type="string" office:string-value="INSERT INTO items (category, title, price) VALUES (4, ‘マックスウェバーが生きた時代’, @price);" calcext:value-type="string">
            <text:p>INSERT INTO items (category, title, price) VALUES (4, ‘マックスウェバーが生きた時代’, @price);</text:p>
          </table:table-cell>
          <table:table-cell table:formula="of:=SUBSTITUTE([.E11];[.C$3];[.C11])" office:value-type="string" office:string-value="INSERT INTO items (category, title, price) VALUES (4, ‘マックスウェバーが生きた時代’, 400);" calcext:value-type="string">
            <text:p>INSERT INTO items (category, title, price) VALUES (4, ‘マックスウェバーが生きた時代’, 400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悲しき熱帯</text:p>
          </table:table-cell>
          <table:table-cell office:value-type="float" office:value="410" calcext:value-type="float">
            <text:p>410</text:p>
          </table:table-cell>
          <table:table-cell table:formula="of:=SUBSTITUTE([.$D$2];[.$A$3];[.$A12])" office:value-type="string" office:string-value="INSERT INTO items (category, title, price) VALUES (4, ‘@title’, @price);" calcext:value-type="string">
            <text:p>INSERT INTO items (category, title, price) VALUES (4, ‘@title’, @price);</text:p>
          </table:table-cell>
          <table:table-cell table:formula="of:=SUBSTITUTE([.D12];[.B$3];[.B12])" office:value-type="string" office:string-value="INSERT INTO items (category, title, price) VALUES (4, ‘悲しき熱帯’, @price);" calcext:value-type="string">
            <text:p>INSERT INTO items (category, title, price) VALUES (4, ‘悲しき熱帯’, @price);</text:p>
          </table:table-cell>
          <table:table-cell table:formula="of:=SUBSTITUTE([.E12];[.C$3];[.C12])" office:value-type="string" office:string-value="INSERT INTO items (category, title, price) VALUES (4, ‘悲しき熱帯’, 410);" calcext:value-type="string">
            <text:p>INSERT INTO items (category, title, price) VALUES (4, ‘悲しき熱帯’, 410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物の怪と妖怪の狭間に生きて</text:p>
          </table:table-cell>
          <table:table-cell office:value-type="float" office:value="420" calcext:value-type="float">
            <text:p>420</text:p>
          </table:table-cell>
          <table:table-cell table:formula="of:=SUBSTITUTE([.$D$2];[.$A$3];[.$A13])" office:value-type="string" office:string-value="INSERT INTO items (category, title, price) VALUES (4, ‘@title’, @price);" calcext:value-type="string">
            <text:p>INSERT INTO items (category, title, price) VALUES (4, ‘@title’, @price);</text:p>
          </table:table-cell>
          <table:table-cell table:formula="of:=SUBSTITUTE([.D13];[.B$3];[.B13])" office:value-type="string" office:string-value="INSERT INTO items (category, title, price) VALUES (4, ‘物の怪と妖怪の狭間に生きて’, @price);" calcext:value-type="string">
            <text:p>INSERT INTO items (category, title, price) VALUES (4, ‘物の怪と妖怪の狭間に生きて’, @price);</text:p>
          </table:table-cell>
          <table:table-cell table:formula="of:=SUBSTITUTE([.E13];[.C$3];[.C13])" office:value-type="string" office:string-value="INSERT INTO items (category, title, price) VALUES (4, ‘物の怪と妖怪の狭間に生きて’, 420);" calcext:value-type="string">
            <text:p>INSERT INTO items (category, title, price) VALUES (4, ‘物の怪と妖怪の狭間に生きて’, 420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現代貨幣理論</text:p>
          </table:table-cell>
          <table:table-cell office:value-type="float" office:value="500" calcext:value-type="float">
            <text:p>500</text:p>
          </table:table-cell>
          <table:table-cell table:formula="of:=SUBSTITUTE([.$D$2];[.$A$3];[.$A14])" office:value-type="string" office:string-value="INSERT INTO items (category, title, price) VALUES (5, ‘@title’, @price);" calcext:value-type="string">
            <text:p>INSERT INTO items (category, title, price) VALUES (5, ‘@title’, @price);</text:p>
          </table:table-cell>
          <table:table-cell table:formula="of:=SUBSTITUTE([.D14];[.B$3];[.B14])" office:value-type="string" office:string-value="INSERT INTO items (category, title, price) VALUES (5, ‘現代貨幣理論’, @price);" calcext:value-type="string">
            <text:p>INSERT INTO items (category, title, price) VALUES (5, ‘現代貨幣理論’, @price);</text:p>
          </table:table-cell>
          <table:table-cell table:formula="of:=SUBSTITUTE([.E14];[.C$3];[.C14])" office:value-type="string" office:string-value="INSERT INTO items (category, title, price) VALUES (5, ‘現代貨幣理論’, 500);" calcext:value-type="string">
            <text:p>INSERT INTO items (category, title, price) VALUES (5, ‘現代貨幣理論’, 500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財政健全化という呪文</text:p>
          </table:table-cell>
          <table:table-cell office:value-type="float" office:value="510" calcext:value-type="float">
            <text:p>510</text:p>
          </table:table-cell>
          <table:table-cell table:formula="of:=SUBSTITUTE([.$D$2];[.$A$3];[.$A15])" office:value-type="string" office:string-value="INSERT INTO items (category, title, price) VALUES (5, ‘@title’, @price);" calcext:value-type="string">
            <text:p>INSERT INTO items (category, title, price) VALUES (5, ‘@title’, @price);</text:p>
          </table:table-cell>
          <table:table-cell table:formula="of:=SUBSTITUTE([.D15];[.B$3];[.B15])" office:value-type="string" office:string-value="INSERT INTO items (category, title, price) VALUES (5, ‘財政健全化という呪文’, @price);" calcext:value-type="string">
            <text:p>INSERT INTO items (category, title, price) VALUES (5, ‘財政健全化という呪文’, @price);</text:p>
          </table:table-cell>
          <table:table-cell table:formula="of:=SUBSTITUTE([.E15];[.C$3];[.C15])" office:value-type="string" office:string-value="INSERT INTO items (category, title, price) VALUES (5, ‘財政健全化という呪文’, 510);" calcext:value-type="string">
            <text:p>INSERT INTO items (category, title, price) VALUES (5, ‘財政健全化という呪文’, 510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デフレ指標と国際通貨発行権</text:p>
          </table:table-cell>
          <table:table-cell office:value-type="float" office:value="520" calcext:value-type="float">
            <text:p>520</text:p>
          </table:table-cell>
          <table:table-cell table:formula="of:=SUBSTITUTE([.$D$2];[.$A$3];[.$A16])" office:value-type="string" office:string-value="INSERT INTO items (category, title, price) VALUES (5, ‘@title’, @price);" calcext:value-type="string">
            <text:p>INSERT INTO items (category, title, price) VALUES (5, ‘@title’, @price);</text:p>
          </table:table-cell>
          <table:table-cell table:formula="of:=SUBSTITUTE([.D16];[.B$3];[.B16])" office:value-type="string" office:string-value="INSERT INTO items (category, title, price) VALUES (5, ‘デフレ指標と国際通貨発行権’, @price);" calcext:value-type="string">
            <text:p>INSERT INTO items (category, title, price) VALUES (5, ‘デフレ指標と国際通貨発行権’, @price);</text:p>
          </table:table-cell>
          <table:table-cell table:formula="of:=SUBSTITUTE([.E16];[.C$3];[.C16])" office:value-type="string" office:string-value="INSERT INTO items (category, title, price) VALUES (5, ‘デフレ指標と国際通貨発行権’, 520);" calcext:value-type="string">
            <text:p>INSERT INTO items (category, title, price) VALUES (5, ‘デフレ指標と国際通貨発行権’, 520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有機化学でものを見る</text:p>
          </table:table-cell>
          <table:table-cell office:value-type="float" office:value="600" calcext:value-type="float">
            <text:p>600</text:p>
          </table:table-cell>
          <table:table-cell table:formula="of:=SUBSTITUTE([.$D$2];[.$A$3];[.$A17])" office:value-type="string" office:string-value="INSERT INTO items (category, title, price) VALUES (6, ‘@title’, @price);" calcext:value-type="string">
            <text:p>INSERT INTO items (category, title, price) VALUES (6, ‘@title’, @price);</text:p>
          </table:table-cell>
          <table:table-cell table:formula="of:=SUBSTITUTE([.D17];[.B$3];[.B17])" office:value-type="string" office:string-value="INSERT INTO items (category, title, price) VALUES (6, ‘有機化学でものを見る’, @price);" calcext:value-type="string">
            <text:p>INSERT INTO items (category, title, price) VALUES (6, ‘有機化学でものを見る’, @price);</text:p>
          </table:table-cell>
          <table:table-cell table:formula="of:=SUBSTITUTE([.E17];[.C$3];[.C17])" office:value-type="string" office:string-value="INSERT INTO items (category, title, price) VALUES (6, ‘有機化学でものを見る’, 600);" calcext:value-type="string">
            <text:p>INSERT INTO items (category, title, price) VALUES (6, ‘有機化学でものを見る’, 600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自発的対称性の破れ</text:p>
          </table:table-cell>
          <table:table-cell office:value-type="float" office:value="610" calcext:value-type="float">
            <text:p>610</text:p>
          </table:table-cell>
          <table:table-cell table:formula="of:=SUBSTITUTE([.$D$2];[.$A$3];[.$A18])" office:value-type="string" office:string-value="INSERT INTO items (category, title, price) VALUES (6, ‘@title’, @price);" calcext:value-type="string">
            <text:p>INSERT INTO items (category, title, price) VALUES (6, ‘@title’, @price);</text:p>
          </table:table-cell>
          <table:table-cell table:formula="of:=SUBSTITUTE([.D18];[.B$3];[.B18])" office:value-type="string" office:string-value="INSERT INTO items (category, title, price) VALUES (6, ‘自発的対称性の破れ’, @price);" calcext:value-type="string">
            <text:p>INSERT INTO items (category, title, price) VALUES (6, ‘自発的対称性の破れ’, @price);</text:p>
          </table:table-cell>
          <table:table-cell table:formula="of:=SUBSTITUTE([.E18];[.C$3];[.C18])" office:value-type="string" office:string-value="INSERT INTO items (category, title, price) VALUES (6, ‘自発的対称性の破れ’, 610);" calcext:value-type="string">
            <text:p>INSERT INTO items (category, title, price) VALUES (6, ‘自発的対称性の破れ’, 610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PRパラドックスの解消</text:p>
          </table:table-cell>
          <table:table-cell office:value-type="float" office:value="620" calcext:value-type="float">
            <text:p>620</text:p>
          </table:table-cell>
          <table:table-cell table:formula="of:=SUBSTITUTE([.$D$2];[.$A$3];[.$A19])" office:value-type="string" office:string-value="INSERT INTO items (category, title, price) VALUES (6, ‘@title’, @price);" calcext:value-type="string">
            <text:p>INSERT INTO items (category, title, price) VALUES (6, ‘@title’, @price);</text:p>
          </table:table-cell>
          <table:table-cell table:formula="of:=SUBSTITUTE([.D19];[.B$3];[.B19])" office:value-type="string" office:string-value="INSERT INTO items (category, title, price) VALUES (6, ‘EPRパラドックスの解消’, @price);" calcext:value-type="string">
            <text:p>INSERT INTO items (category, title, price) VALUES (6, ‘EPRパラドックスの解消’, @price);</text:p>
          </table:table-cell>
          <table:table-cell table:formula="of:=SUBSTITUTE([.E19];[.C$3];[.C19])" office:value-type="string" office:string-value="INSERT INTO items (category, title, price) VALUES (6, ‘EPRパラドックスの解消’, 620);" calcext:value-type="string">
            <text:p>INSERT INTO items (category, title, price) VALUES (6, ‘EPRパラドックスの解消’, 620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風邪は万病のもとというけれど</text:p>
          </table:table-cell>
          <table:table-cell office:value-type="float" office:value="700" calcext:value-type="float">
            <text:p>700</text:p>
          </table:table-cell>
          <table:table-cell table:formula="of:=SUBSTITUTE([.$D$2];[.$A$3];[.$A20])" office:value-type="string" office:string-value="INSERT INTO items (category, title, price) VALUES (7, ‘@title’, @price);" calcext:value-type="string">
            <text:p>INSERT INTO items (category, title, price) VALUES (7, ‘@title’, @price);</text:p>
          </table:table-cell>
          <table:table-cell table:formula="of:=SUBSTITUTE([.D20];[.B$3];[.B20])" office:value-type="string" office:string-value="INSERT INTO items (category, title, price) VALUES (7, ‘風邪は万病のもとというけれど’, @price);" calcext:value-type="string">
            <text:p>INSERT INTO items (category, title, price) VALUES (7, ‘風邪は万病のもとというけれど’, @price);</text:p>
          </table:table-cell>
          <table:table-cell table:formula="of:=SUBSTITUTE([.E20];[.C$3];[.C20])" office:value-type="string" office:string-value="INSERT INTO items (category, title, price) VALUES (7, ‘風邪は万病のもとというけれど’, 700);" calcext:value-type="string">
            <text:p>INSERT INTO items (category, title, price) VALUES (7, ‘風邪は万病のもとというけれど’, 700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頭の良さは遺伝しない</text:p>
          </table:table-cell>
          <table:table-cell office:value-type="float" office:value="710" calcext:value-type="float">
            <text:p>710</text:p>
          </table:table-cell>
          <table:table-cell table:formula="of:=SUBSTITUTE([.$D$2];[.$A$3];[.$A21])" office:value-type="string" office:string-value="INSERT INTO items (category, title, price) VALUES (7, ‘@title’, @price);" calcext:value-type="string">
            <text:p>INSERT INTO items (category, title, price) VALUES (7, ‘@title’, @price);</text:p>
          </table:table-cell>
          <table:table-cell table:formula="of:=SUBSTITUTE([.D21];[.B$3];[.B21])" office:value-type="string" office:string-value="INSERT INTO items (category, title, price) VALUES (7, ‘頭の良さは遺伝しない’, @price);" calcext:value-type="string">
            <text:p>INSERT INTO items (category, title, price) VALUES (7, ‘頭の良さは遺伝しない’, @price);</text:p>
          </table:table-cell>
          <table:table-cell table:formula="of:=SUBSTITUTE([.E21];[.C$3];[.C21])" office:value-type="string" office:string-value="INSERT INTO items (category, title, price) VALUES (7, ‘頭の良さは遺伝しない’, 710);" calcext:value-type="string">
            <text:p>INSERT INTO items (category, title, price) VALUES (7, ‘頭の良さは遺伝しない’, 710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補綴学・下</text:p>
          </table:table-cell>
          <table:table-cell office:value-type="float" office:value="800" calcext:value-type="float">
            <text:p>800</text:p>
          </table:table-cell>
          <table:table-cell table:formula="of:=SUBSTITUTE([.$D$2];[.$A$3];[.$A22])" office:value-type="string" office:string-value="INSERT INTO items (category, title, price) VALUES (8, ‘@title’, @price);" calcext:value-type="string">
            <text:p>INSERT INTO items (category, title, price) VALUES (8, ‘@title’, @price);</text:p>
          </table:table-cell>
          <table:table-cell table:formula="of:=SUBSTITUTE([.D22];[.B$3];[.B22])" office:value-type="string" office:string-value="INSERT INTO items (category, title, price) VALUES (8, ‘補綴学・下’, @price);" calcext:value-type="string">
            <text:p>INSERT INTO items (category, title, price) VALUES (8, ‘補綴学・下’, @price);</text:p>
          </table:table-cell>
          <table:table-cell table:formula="of:=SUBSTITUTE([.E22];[.C$3];[.C22])" office:value-type="string" office:string-value="INSERT INTO items (category, title, price) VALUES (8, ‘補綴学・下’, 800);" calcext:value-type="string">
            <text:p>INSERT INTO items (category, title, price) VALUES (8, ‘補綴学・下’, 800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エナメル質の私</text:p>
          </table:table-cell>
          <table:table-cell office:value-type="float" office:value="810" calcext:value-type="float">
            <text:p>810</text:p>
          </table:table-cell>
          <table:table-cell table:formula="of:=SUBSTITUTE([.$D$2];[.$A$3];[.$A23])" office:value-type="string" office:string-value="INSERT INTO items (category, title, price) VALUES (8, ‘@title’, @price);" calcext:value-type="string">
            <text:p>INSERT INTO items (category, title, price) VALUES (8, ‘@title’, @price);</text:p>
          </table:table-cell>
          <table:table-cell table:formula="of:=SUBSTITUTE([.D23];[.B$3];[.B23])" office:value-type="string" office:string-value="INSERT INTO items (category, title, price) VALUES (8, ‘エナメル質の私’, @price);" calcext:value-type="string">
            <text:p>INSERT INTO items (category, title, price) VALUES (8, ‘エナメル質の私’, @price);</text:p>
          </table:table-cell>
          <table:table-cell table:formula="of:=SUBSTITUTE([.E23];[.C$3];[.C23])" office:value-type="string" office:string-value="INSERT INTO items (category, title, price) VALUES (8, ‘エナメル質の私’, 810);" calcext:value-type="string">
            <text:p>INSERT INTO items (category, title, price) VALUES (8, ‘エナメル質の私’, 810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顎が外れる前に知っておきたい2、3のこと</text:p>
          </table:table-cell>
          <table:table-cell office:value-type="float" office:value="820" calcext:value-type="float">
            <text:p>820</text:p>
          </table:table-cell>
          <table:table-cell table:formula="of:=SUBSTITUTE([.$D$2];[.$A$3];[.$A24])" office:value-type="string" office:string-value="INSERT INTO items (category, title, price) VALUES (8, ‘@title’, @price);" calcext:value-type="string">
            <text:p>INSERT INTO items (category, title, price) VALUES (8, ‘@title’, @price);</text:p>
          </table:table-cell>
          <table:table-cell table:formula="of:=SUBSTITUTE([.D24];[.B$3];[.B24])" office:value-type="string" office:string-value="INSERT INTO items (category, title, price) VALUES (8, ‘顎が外れる前に知っておきたい2、3のこと’, @price);" calcext:value-type="string">
            <text:p>INSERT INTO items (category, title, price) VALUES (8, ‘顎が外れる前に知っておきたい2、3のこと’, @price);</text:p>
          </table:table-cell>
          <table:table-cell table:formula="of:=SUBSTITUTE([.E24];[.C$3];[.C24])" office:value-type="string" office:string-value="INSERT INTO items (category, title, price) VALUES (8, ‘顎が外れる前に知っておきたい2、3のこと’, 820);" calcext:value-type="string">
            <text:p>INSERT INTO items (category, title, price) VALUES (8, ‘顎が外れる前に知っておきたい2、3のこと’, 820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ワクチンとワトソンと私</text:p>
          </table:table-cell>
          <table:table-cell office:value-type="float" office:value="900" calcext:value-type="float">
            <text:p>900</text:p>
          </table:table-cell>
          <table:table-cell table:formula="of:=SUBSTITUTE([.$D$2];[.$A$3];[.$A25])" office:value-type="string" office:string-value="INSERT INTO items (category, title, price) VALUES (9, ‘@title’, @price);" calcext:value-type="string">
            <text:p>INSERT INTO items (category, title, price) VALUES (9, ‘@title’, @price);</text:p>
          </table:table-cell>
          <table:table-cell table:formula="of:=SUBSTITUTE([.D25];[.B$3];[.B25])" office:value-type="string" office:string-value="INSERT INTO items (category, title, price) VALUES (9, ‘ワクチンとワトソンと私’, @price);" calcext:value-type="string">
            <text:p>INSERT INTO items (category, title, price) VALUES (9, ‘ワクチンとワトソンと私’, @price);</text:p>
          </table:table-cell>
          <table:table-cell table:formula="of:=SUBSTITUTE([.E25];[.C$3];[.C25])" office:value-type="string" office:string-value="INSERT INTO items (category, title, price) VALUES (9, ‘ワクチンとワトソンと私’, 900);" calcext:value-type="string">
            <text:p>INSERT INTO items (category, title, price) VALUES (9, ‘ワクチンとワトソンと私’, 900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予防接種の歴史</text:p>
          </table:table-cell>
          <table:table-cell office:value-type="float" office:value="910" calcext:value-type="float">
            <text:p>910</text:p>
          </table:table-cell>
          <table:table-cell table:formula="of:=SUBSTITUTE([.$D$2];[.$A$3];[.$A26])" office:value-type="string" office:string-value="INSERT INTO items (category, title, price) VALUES (9, ‘@title’, @price);" calcext:value-type="string">
            <text:p>INSERT INTO items (category, title, price) VALUES (9, ‘@title’, @price);</text:p>
          </table:table-cell>
          <table:table-cell table:formula="of:=SUBSTITUTE([.D26];[.B$3];[.B26])" office:value-type="string" office:string-value="INSERT INTO items (category, title, price) VALUES (9, ‘予防接種の歴史’, @price);" calcext:value-type="string">
            <text:p>INSERT INTO items (category, title, price) VALUES (9, ‘予防接種の歴史’, @price);</text:p>
          </table:table-cell>
          <table:table-cell table:formula="of:=SUBSTITUTE([.E26];[.C$3];[.C26])" office:value-type="string" office:string-value="INSERT INTO items (category, title, price) VALUES (9, ‘予防接種の歴史’, 910);" calcext:value-type="string">
            <text:p>INSERT INTO items (category, title, price) VALUES (9, ‘予防接種の歴史’, 910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メンソレータムと正露丸</text:p>
          </table:table-cell>
          <table:table-cell office:value-type="float" office:value="920" calcext:value-type="float">
            <text:p>920</text:p>
          </table:table-cell>
          <table:table-cell table:formula="of:=SUBSTITUTE([.$D$2];[.$A$3];[.$A27])" office:value-type="string" office:string-value="INSERT INTO items (category, title, price) VALUES (9, ‘@title’, @price);" calcext:value-type="string">
            <text:p>INSERT INTO items (category, title, price) VALUES (9, ‘@title’, @price);</text:p>
          </table:table-cell>
          <table:table-cell table:formula="of:=SUBSTITUTE([.D27];[.B$3];[.B27])" office:value-type="string" office:string-value="INSERT INTO items (category, title, price) VALUES (9, ‘メンソレータムと正露丸’, @price);" calcext:value-type="string">
            <text:p>INSERT INTO items (category, title, price) VALUES (9, ‘メンソレータムと正露丸’, @price);</text:p>
          </table:table-cell>
          <table:table-cell table:formula="of:=SUBSTITUTE([.E27];[.C$3];[.C27])" office:value-type="string" office:string-value="INSERT INTO items (category, title, price) VALUES (9, ‘メンソレータムと正露丸’, 920);" calcext:value-type="string">
            <text:p>INSERT INTO items (category, title, price) VALUES (9, ‘メンソレータムと正露丸’, 920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染色とテキスタイル</text:p>
          </table:table-cell>
          <table:table-cell office:value-type="float" office:value="1000" calcext:value-type="float">
            <text:p>1000</text:p>
          </table:table-cell>
          <table:table-cell table:formula="of:=SUBSTITUTE([.$D$2];[.$A$3];[.$A28])" office:value-type="string" office:string-value="INSERT INTO items (category, title, price) VALUES (10, ‘@title’, @price);" calcext:value-type="string">
            <text:p>INSERT INTO items (category, title, price) VALUES (10, ‘@title’, @price);</text:p>
          </table:table-cell>
          <table:table-cell table:formula="of:=SUBSTITUTE([.D28];[.B$3];[.B28])" office:value-type="string" office:string-value="INSERT INTO items (category, title, price) VALUES (10, ‘染色とテキスタイル’, @price);" calcext:value-type="string">
            <text:p>INSERT INTO items (category, title, price) VALUES (10, ‘染色とテキスタイル’, @price);</text:p>
          </table:table-cell>
          <table:table-cell table:formula="of:=SUBSTITUTE([.E28];[.C$3];[.C28])" office:value-type="string" office:string-value="INSERT INTO items (category, title, price) VALUES (10, ‘染色とテキスタイル’, 1000);" calcext:value-type="string">
            <text:p>INSERT INTO items (category, title, price) VALUES (10, ‘染色とテキスタイル’, 1000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ステッピングモーターの制御機構</text:p>
          </table:table-cell>
          <table:table-cell office:value-type="float" office:value="1010" calcext:value-type="float">
            <text:p>1010</text:p>
          </table:table-cell>
          <table:table-cell table:formula="of:=SUBSTITUTE([.$D$2];[.$A$3];[.$A29])" office:value-type="string" office:string-value="INSERT INTO items (category, title, price) VALUES (10, ‘@title’, @price);" calcext:value-type="string">
            <text:p>INSERT INTO items (category, title, price) VALUES (10, ‘@title’, @price);</text:p>
          </table:table-cell>
          <table:table-cell table:formula="of:=SUBSTITUTE([.D29];[.B$3];[.B29])" office:value-type="string" office:string-value="INSERT INTO items (category, title, price) VALUES (10, ‘ステッピングモーターの制御機構’, @price);" calcext:value-type="string">
            <text:p>INSERT INTO items (category, title, price) VALUES (10, ‘ステッピングモーターの制御機構’, @price);</text:p>
          </table:table-cell>
          <table:table-cell table:formula="of:=SUBSTITUTE([.E29];[.C$3];[.C29])" office:value-type="string" office:string-value="INSERT INTO items (category, title, price) VALUES (10, ‘ステッピングモーターの制御機構’, 1010);" calcext:value-type="string">
            <text:p>INSERT INTO items (category, title, price) VALUES (10, ‘ステッピングモーターの制御機構’, 1010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輸送理論と交通工学</text:p>
          </table:table-cell>
          <table:table-cell office:value-type="float" office:value="1020" calcext:value-type="float">
            <text:p>1020</text:p>
          </table:table-cell>
          <table:table-cell table:formula="of:=SUBSTITUTE([.$D$2];[.$A$3];[.$A30])" office:value-type="string" office:string-value="INSERT INTO items (category, title, price) VALUES (10, ‘@title’, @price);" calcext:value-type="string">
            <text:p>INSERT INTO items (category, title, price) VALUES (10, ‘@title’, @price);</text:p>
          </table:table-cell>
          <table:table-cell table:formula="of:=SUBSTITUTE([.D30];[.B$3];[.B30])" office:value-type="string" office:string-value="INSERT INTO items (category, title, price) VALUES (10, ‘輸送理論と交通工学’, @price);" calcext:value-type="string">
            <text:p>INSERT INTO items (category, title, price) VALUES (10, ‘輸送理論と交通工学’, @price);</text:p>
          </table:table-cell>
          <table:table-cell table:formula="of:=SUBSTITUTE([.E30];[.C$3];[.C30])" office:value-type="string" office:string-value="INSERT INTO items (category, title, price) VALUES (10, ‘輸送理論と交通工学’, 1020);" calcext:value-type="string">
            <text:p>INSERT INTO items (category, title, price) VALUES (10, ‘輸送理論と交通工学’, 1020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自家製マグロに挑む</text:p>
          </table:table-cell>
          <table:table-cell office:value-type="float" office:value="1100" calcext:value-type="float">
            <text:p>1100</text:p>
          </table:table-cell>
          <table:table-cell table:formula="of:=SUBSTITUTE([.$D$2];[.$A$3];[.$A31])" office:value-type="string" office:string-value="INSERT INTO items (category, title, price) VALUES (11, ‘@title’, @price);" calcext:value-type="string">
            <text:p>INSERT INTO items (category, title, price) VALUES (11, ‘@title’, @price);</text:p>
          </table:table-cell>
          <table:table-cell table:formula="of:=SUBSTITUTE([.D31];[.B$3];[.B31])" office:value-type="string" office:string-value="INSERT INTO items (category, title, price) VALUES (11, ‘自家製マグロに挑む’, @price);" calcext:value-type="string">
            <text:p>INSERT INTO items (category, title, price) VALUES (11, ‘自家製マグロに挑む’, @price);</text:p>
          </table:table-cell>
          <table:table-cell table:formula="of:=SUBSTITUTE([.E31];[.C$3];[.C31])" office:value-type="string" office:string-value="INSERT INTO items (category, title, price) VALUES (11, ‘自家製マグロに挑む’, 1100);" calcext:value-type="string">
            <text:p>INSERT INTO items (category, title, price) VALUES (11, ‘自家製マグロに挑む’, 1100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蝗害から田畑を守る</text:p>
          </table:table-cell>
          <table:table-cell office:value-type="float" office:value="1110" calcext:value-type="float">
            <text:p>1110</text:p>
          </table:table-cell>
          <table:table-cell table:formula="of:=SUBSTITUTE([.$D$2];[.$A$3];[.$A32])" office:value-type="string" office:string-value="INSERT INTO items (category, title, price) VALUES (11, ‘@title’, @price);" calcext:value-type="string">
            <text:p>INSERT INTO items (category, title, price) VALUES (11, ‘@title’, @price);</text:p>
          </table:table-cell>
          <table:table-cell table:formula="of:=SUBSTITUTE([.D32];[.B$3];[.B32])" office:value-type="string" office:string-value="INSERT INTO items (category, title, price) VALUES (11, ‘蝗害から田畑を守る’, @price);" calcext:value-type="string">
            <text:p>INSERT INTO items (category, title, price) VALUES (11, ‘蝗害から田畑を守る’, @price);</text:p>
          </table:table-cell>
          <table:table-cell table:formula="of:=SUBSTITUTE([.E32];[.C$3];[.C32])" office:value-type="string" office:string-value="INSERT INTO items (category, title, price) VALUES (11, ‘蝗害から田畑を守る’, 1110);" calcext:value-type="string">
            <text:p>INSERT INTO items (category, title, price) VALUES (11, ‘蝗害から田畑を守る’, 1110);</text:p>
          </table:table-cell>
        </table:table-row>
      </table:table>
      <table:table table:name="マスターサンプル・会員テーブル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SERT INTO @table (name, address, email, phone, birthday) VALUES (‘@name’, ‘@address’, ‘@email’, ‘@phone’, ‘@password’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@table</text:p>
          </table:table-cell>
          <table:table-cell table:style-name="ce1" office:value-type="string" calcext:value-type="string" table:number-columns-spanned="2" table:number-rows-spanned="1">
            <text:p>members</text:p>
          </table:table-cell>
          <table:covered-table-cell/>
          <table:table-cell table:formula="of:=SUBSTITUTE([.$A$1];[.A2];[.B2])" office:value-type="string" office:string-value="INSERT INTO members (name, address, email, phone, birthday) VALUES (‘@name’, ‘@address’, ‘@email’, ‘@phone’, ‘@password’);" calcext:value-type="string">
            <text:p>INSERT INTO members (name, address, email, phone, birthday) VALUES (‘@name’, ‘@address’, ‘@email’, ‘@phone’, ‘@password’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@name</text:p>
          </table:table-cell>
          <table:table-cell office:value-type="string" calcext:value-type="string">
            <text:p>@address</text:p>
          </table:table-cell>
          <table:table-cell office:value-type="string" calcext:value-type="string">
            <text:p>@email</text:p>
          </table:table-cell>
          <table:table-cell office:value-type="string" calcext:value-type="string">
            <text:p>@phone</text:p>
          </table:table-cell>
          <table:table-cell office:value-type="string" calcext:value-type="string">
            <text:p>@passwo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水戸黄門</text:p>
          </table:table-cell>
          <table:table-cell office:value-type="string" calcext:value-type="string">
            <text:p>水戸市三の丸</text:p>
          </table:table-cell>
          <table:table-cell office:value-type="string" calcext:value-type="string">
            <text:p>komon@echigoya.chirimen.co.jp</text:p>
          </table:table-cell>
          <table:table-cell office:value-type="string" calcext:value-type="string">
            <text:p>090-0000-1111</text:p>
          </table:table-cell>
          <table:table-cell table:style-name="ce3" office:value-type="string" calcext:value-type="string">
            <text:p>komon</text:p>
          </table:table-cell>
          <table:table-cell table:formula="of:=SUBSTITUTE([.$D$2];[.$A$3];[.$A4])" office:value-type="string" office:string-value="INSERT INTO members (name, address, email, phone, birthday) VALUES (‘水戸黄門’, ‘@address’, ‘@email’, ‘@phone’, ‘@password’);" calcext:value-type="string">
            <text:p>INSERT INTO members (name, address, email, phone, birthday) VALUES (‘水戸黄門’, ‘@address’, ‘@email’, ‘@phone’, ‘@password’);</text:p>
          </table:table-cell>
          <table:table-cell table:formula="of:=SUBSTITUTE([.F4];[.B$3];[.B4])" office:value-type="string" office:string-value="INSERT INTO members (name, address, email, phone, birthday) VALUES (‘水戸黄門’, ‘水戸市三の丸’, ‘@email’, ‘@phone’, ‘@password’);" calcext:value-type="string">
            <text:p>INSERT INTO members (name, address, email, phone, birthday) VALUES (‘水戸黄門’, ‘水戸市三の丸’, ‘@email’, ‘@phone’, ‘@password’);</text:p>
          </table:table-cell>
          <table:table-cell table:formula="of:=SUBSTITUTE([.G4];[.C$3];[.C4])" office:value-type="string" office:string-value="INSERT INTO members (name, address, email, phone, birthday) VALUES (‘水戸黄門’, ‘水戸市三の丸’, ‘komon@echigoya.chirimen.co.jp’, ‘@phone’, ‘@password’);" calcext:value-type="string">
            <text:p>INSERT INTO members (name, address, email, phone, birthday) VALUES (‘水戸黄門’, ‘水戸市三の丸’, ‘komon@echigoya.chirimen.co.jp’, ‘@phone’, ‘@password’);</text:p>
          </table:table-cell>
          <table:table-cell table:formula="of:=SUBSTITUTE([.H4];[.D$3];[.D4])" office:value-type="string" office:string-value="INSERT INTO members (name, address, email, phone, birthday) VALUES (‘水戸黄門’, ‘水戸市三の丸’, ‘komon@echigoya.chirimen.co.jp’, ‘090-0000-1111’, ‘@password’);" calcext:value-type="string">
            <text:p>INSERT INTO members (name, address, email, phone, birthday) VALUES (‘水戸黄門’, ‘水戸市三の丸’, ‘komon@echigoya.chirimen.co.jp’, ‘090-0000-1111’, ‘@password’);</text:p>
          </table:table-cell>
          <table:table-cell table:formula="of:=SUBSTITUTE([.I4];[.E$3];[.E4])" office:value-type="string" office:string-value="INSERT INTO members (name, address, email, phone, birthday) VALUES (‘水戸黄門’, ‘水戸市三の丸’, ‘komon@echigoya.chirimen.co.jp’, ‘090-0000-1111’, ‘komon’);" calcext:value-type="string">
            <text:p>INSERT INTO members (name, address, email, phone, birthday) VALUES (‘水戸黄門’, ‘水戸市三の丸’, ‘komon@echigoya.chirimen.co.jp’, ‘090-0000-1111’, ‘komon’);</text:p>
          </table:table-cell>
        </table:table-row>
        <table:table-row table:style-name="ro1">
          <table:table-cell office:value-type="string" calcext:value-type="string">
            <text:p>佐々木助三郎</text:p>
          </table:table-cell>
          <table:table-cell office:value-type="string" calcext:value-type="string">
            <text:p>水戸市大手町</text:p>
          </table:table-cell>
          <table:table-cell office:value-type="string" calcext:value-type="string">
            <text:p><text:a xlink:href="mailto:suke3@inrou" xlink:type="simple">suke3@inrou</text:a>.com</text:p>
          </table:table-cell>
          <table:table-cell office:value-type="string" calcext:value-type="string">
            <text:p>090-0000-1112</text:p>
          </table:table-cell>
          <table:table-cell table:style-name="ce3" office:value-type="string" calcext:value-type="string">
            <text:p>sukesan</text:p>
          </table:table-cell>
          <table:table-cell table:formula="of:=SUBSTITUTE([.$D$2];[.$A$3];[.$A5])" office:value-type="string" office:string-value="INSERT INTO members (name, address, email, phone, birthday) VALUES (‘佐々木助三郎’, ‘@address’, ‘@email’, ‘@phone’, ‘@password’);" calcext:value-type="string">
            <text:p>INSERT INTO members (name, address, email, phone, birthday) VALUES (‘佐々木助三郎’, ‘@address’, ‘@email’, ‘@phone’, ‘@password’);</text:p>
          </table:table-cell>
          <table:table-cell table:formula="of:=SUBSTITUTE([.F5];[.B$3];[.B5])" office:value-type="string" office:string-value="INSERT INTO members (name, address, email, phone, birthday) VALUES (‘佐々木助三郎’, ‘水戸市大手町’, ‘@email’, ‘@phone’, ‘@password’);" calcext:value-type="string">
            <text:p>INSERT INTO members (name, address, email, phone, birthday) VALUES (‘佐々木助三郎’, ‘水戸市大手町’, ‘@email’, ‘@phone’, ‘@password’);</text:p>
          </table:table-cell>
          <table:table-cell table:formula="of:=SUBSTITUTE([.G5];[.C$3];[.C5])" office:value-type="string" office:string-value="INSERT INTO members (name, address, email, phone, birthday) VALUES (‘佐々木助三郎’, ‘水戸市大手町’, ‘suke3@inrou.com’, ‘@phone’, ‘@password’);" calcext:value-type="string">
            <text:p>INSERT INTO members (name, address, email, phone, birthday) VALUES (‘佐々木助三郎’, ‘水戸市大手町’, ‘suke3@inrou.com’, ‘@phone’, ‘@password’);</text:p>
          </table:table-cell>
          <table:table-cell table:formula="of:=SUBSTITUTE([.H5];[.D$3];[.D5])" office:value-type="string" office:string-value="INSERT INTO members (name, address, email, phone, birthday) VALUES (‘佐々木助三郎’, ‘水戸市大手町’, ‘suke3@inrou.com’, ‘090-0000-1112’, ‘@password’);" calcext:value-type="string">
            <text:p>INSERT INTO members (name, address, email, phone, birthday) VALUES (‘佐々木助三郎’, ‘水戸市大手町’, ‘suke3@inrou.com’, ‘090-0000-1112’, ‘@password’);</text:p>
          </table:table-cell>
          <table:table-cell table:formula="of:=SUBSTITUTE([.I5];[.E$3];[.E5])" office:value-type="string" office:string-value="INSERT INTO members (name, address, email, phone, birthday) VALUES (‘佐々木助三郎’, ‘水戸市大手町’, ‘suke3@inrou.com’, ‘090-0000-1112’, ‘sukesan’);" calcext:value-type="string">
            <text:p>INSERT INTO members (name, address, email, phone, birthday) VALUES (‘佐々木助三郎’, ‘水戸市大手町’, ‘suke3@inrou.com’, ‘090-0000-1112’, ‘sukesan’);</text:p>
          </table:table-cell>
        </table:table-row>
        <table:table-row table:style-name="ro1">
          <table:table-cell office:value-type="string" calcext:value-type="string">
            <text:p>渥美格之進</text:p>
          </table:table-cell>
          <table:table-cell office:value-type="string" calcext:value-type="string">
            <text:p>水戸市大工町</text:p>
          </table:table-cell>
          <table:table-cell office:value-type="string" calcext:value-type="string">
            <text:p>kaku3@inrou.com</text:p>
          </table:table-cell>
          <table:table-cell office:value-type="string" calcext:value-type="string">
            <text:p>090-0000-1113</text:p>
          </table:table-cell>
          <table:table-cell table:style-name="ce3" office:value-type="string" calcext:value-type="string">
            <text:p>kakusan</text:p>
          </table:table-cell>
          <table:table-cell table:formula="of:=SUBSTITUTE([.$D$2];[.$A$3];[.$A6])" office:value-type="string" office:string-value="INSERT INTO members (name, address, email, phone, birthday) VALUES (‘渥美格之進’, ‘@address’, ‘@email’, ‘@phone’, ‘@password’);" calcext:value-type="string">
            <text:p>INSERT INTO members (name, address, email, phone, birthday) VALUES (‘渥美格之進’, ‘@address’, ‘@email’, ‘@phone’, ‘@password’);</text:p>
          </table:table-cell>
          <table:table-cell table:formula="of:=SUBSTITUTE([.F6];[.B$3];[.B6])" office:value-type="string" office:string-value="INSERT INTO members (name, address, email, phone, birthday) VALUES (‘渥美格之進’, ‘水戸市大工町’, ‘@email’, ‘@phone’, ‘@password’);" calcext:value-type="string">
            <text:p>INSERT INTO members (name, address, email, phone, birthday) VALUES (‘渥美格之進’, ‘水戸市大工町’, ‘@email’, ‘@phone’, ‘@password’);</text:p>
          </table:table-cell>
          <table:table-cell table:formula="of:=SUBSTITUTE([.G6];[.C$3];[.C6])" office:value-type="string" office:string-value="INSERT INTO members (name, address, email, phone, birthday) VALUES (‘渥美格之進’, ‘水戸市大工町’, ‘kaku3@inrou.com’, ‘@phone’, ‘@password’);" calcext:value-type="string">
            <text:p>INSERT INTO members (name, address, email, phone, birthday) VALUES (‘渥美格之進’, ‘水戸市大工町’, ‘kaku3@inrou.com’, ‘@phone’, ‘@password’);</text:p>
          </table:table-cell>
          <table:table-cell table:formula="of:=SUBSTITUTE([.H6];[.D$3];[.D6])" office:value-type="string" office:string-value="INSERT INTO members (name, address, email, phone, birthday) VALUES (‘渥美格之進’, ‘水戸市大工町’, ‘kaku3@inrou.com’, ‘090-0000-1113’, ‘@password’);" calcext:value-type="string">
            <text:p>INSERT INTO members (name, address, email, phone, birthday) VALUES (‘渥美格之進’, ‘水戸市大工町’, ‘kaku3@inrou.com’, ‘090-0000-1113’, ‘@password’);</text:p>
          </table:table-cell>
          <table:table-cell table:formula="of:=SUBSTITUTE([.I6];[.E$3];[.E6])" office:value-type="string" office:string-value="INSERT INTO members (name, address, email, phone, birthday) VALUES (‘渥美格之進’, ‘水戸市大工町’, ‘kaku3@inrou.com’, ‘090-0000-1113’, ‘kakusan’);" calcext:value-type="string">
            <text:p>INSERT INTO members (name, address, email, phone, birthday) VALUES (‘渥美格之進’, ‘水戸市大工町’, ‘kaku3@inrou.com’, ‘090-0000-1113’, ‘kakusan’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6T10:33:17.678000000</meta:creation-date>
    <dc:date>2023-06-06T12:16:51.768000000</dc:date>
    <meta:editing-duration>PT33M36S</meta:editing-duration>
    <meta:editing-cycles>7</meta:editing-cycles>
    <meta:generator>LibreOffice/7.3.7.2$Windows_X86_64 LibreOffice_project/e114eadc50a9ff8d8c8a0567d6da8f454beeb84f</meta:generator>
    <meta:document-statistic meta:table-count="2" meta:cell-count="220" meta:object-count="0"/>
  </office:meta>
</office:document-meta>
</file>